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4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f the numbers 1 to 5 are written out in words: one, two, three, four, five, then there are 3 + 3 + 5 + 4 + 4 = 19 letters used in total.</text:p>
      <text:p text:style-name="P1">If all the numbers from 1 to 1000 (one thousand) inclusive were written out in words, how many letters would be used?</text:p>
      <text:p text:style-name="Text_20_body"/>
      <text:p text:style-name="P5"><text:span text:style-name="T1">NOTE: </text:span>Do not count spaces or hyphens. For example, 342 (three hundred and forty-two) contains 23 letters and 115 (one hundred and fifteen) contains 20 letters. The use of "and" when writing out numbers is in compliance with British usag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10T08:54:32.001000000</dc:date>
    <meta:editing-duration>PT6M44S</meta:editing-duration>
    <meta:editing-cycles>11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3" meta:word-count="96" meta:character-count="492" meta:non-whitespace-character-count="399"/>
  </office:meta>
</office:document-meta>
</file>